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44d3"/>
    </style:style>
    <style:style style:name="P2" style:family="paragraph" style:parent-style-name="Standard">
      <style:text-properties fo:color="#000000" fo:font-weight="normal" officeooo:paragraph-rsid="001f7f94" style:font-weight-asian="normal" style:font-weight-complex="normal"/>
    </style:style>
    <style:style style:name="P3" style:family="paragraph" style:parent-style-name="Standard">
      <style:text-properties fo:color="#000000" fo:font-weight="normal" officeooo:paragraph-rsid="001faa66" style:font-weight-asian="normal" style:font-weight-complex="normal"/>
    </style:style>
    <style:style style:name="P4" style:family="paragraph" style:parent-style-name="Standard">
      <style:text-properties fo:color="#000000" fo:font-size="16pt" fo:font-weight="normal" officeooo:paragraph-rsid="001faa66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officeooo:paragraph-rsid="001e44d3" style:font-size-asian="10.5pt" style:font-size-complex="12pt"/>
    </style:style>
    <style:style style:name="P6" style:family="paragraph" style:parent-style-name="Standard">
      <style:text-properties officeooo:paragraph-rsid="001faa66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f7f94"/>
    </style:style>
    <style:style style:name="P9" style:family="paragraph" style:parent-style-name="Text_20_body">
      <style:text-properties fo:color="#000000" fo:font-weight="normal" officeooo:paragraph-rsid="001faa66" style:font-weight-asian="normal" style:font-weight-complex="normal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officeooo:paragraph-rsid="001e44d3"/>
    </style:style>
    <style:style style:name="P13" style:family="paragraph" style:parent-style-name="Text_20_body">
      <style:text-properties officeooo:paragraph-rsid="001faa66"/>
    </style:style>
    <style:style style:name="P14" style:family="paragraph" style:parent-style-name="Text_20_body" style:list-style-name="L1">
      <style:text-properties fo:font-size="16pt" fo:font-weight="bold" officeooo:paragraph-rsid="001e44d3" style:font-size-asian="16pt" style:font-weight-asian="bold" style:font-size-complex="16pt" style:font-weight-complex="bold"/>
    </style:style>
    <style:style style:name="P15" style:family="paragraph" style:parent-style-name="Text_20_body">
      <style:text-properties officeooo:paragraph-rsid="00205c08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Heading_20_1">
      <style:paragraph-properties style:writing-mode="lr-tb"/>
      <style:text-properties fo:font-size="16pt" style:font-size-asian="16pt" style:font-size-complex="16pt"/>
    </style:style>
    <style:style style:name="P19" style:family="paragraph" style:parent-style-name="Preformatted_20_Text">
      <style:text-properties officeooo:paragraph-rsid="001e44d3"/>
    </style:style>
    <style:style style:name="P20" style:family="paragraph" style:parent-style-name="Preformatted_20_Text">
      <style:text-properties fo:font-size="12pt" officeooo:paragraph-rsid="001e44d3" style:font-size-asian="10.5pt" style:font-size-complex="12pt"/>
    </style:style>
    <style:style style:name="P21" style:family="paragraph" style:parent-style-name="Preformatted_20_Text">
      <style:text-properties officeooo:paragraph-rsid="001faa66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Heading_20_2">
      <style:text-properties fo:font-size="16pt" officeooo:paragraph-rsid="001faa66" style:font-size-asian="16pt" style:font-size-complex="16pt"/>
    </style:style>
    <style:style style:name="P24" style:family="paragraph" style:parent-style-name="Heading_20_2">
      <style:text-properties fo:font-size="16pt" officeooo:paragraph-rsid="001e44d3" style:font-size-asian="16pt" style:font-size-complex="16pt"/>
    </style:style>
    <style:style style:name="T1" style:family="text">
      <style:text-properties officeooo:rsid="001e44d3"/>
    </style:style>
    <style:style style:name="T2" style:family="text">
      <style:text-properties officeooo:rsid="001f7f94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fo:font-weight="bold" officeooo:rsid="001e44d3" style:font-weight-asian="bold" style:font-weight-complex="bold"/>
    </style:style>
    <style:style style:name="T5" style:family="text">
      <style:text-properties fo:color="#800000" style:text-underline-style="none" fo:font-weight="bold" officeooo:rsid="001f7f94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color="#000000" fo:font-weight="normal" officeooo:rsid="001e44d3" style:font-weight-asian="normal" style:font-weight-complex="normal"/>
    </style:style>
    <style:style style:name="T8" style:family="text">
      <style:text-properties fo:color="#000000" style:text-underline-style="none" fo:font-weight="bold" officeooo:rsid="001f7f94" style:font-weight-asian="bold" style:font-weight-complex="bold"/>
    </style:style>
    <style:style style:name="T9" style:family="text">
      <style:text-properties style:text-underline-style="none" officeooo:rsid="001f7f94"/>
    </style:style>
    <style:style style:name="T10" style:family="text">
      <style:text-properties style:text-underline-style="none" officeooo:rsid="001faa66"/>
    </style:style>
    <style:style style:name="T11" style:family="text">
      <style:text-properties style:text-underline-style="none" fo:font-weight="bold" officeooo:rsid="001faa66" style:font-weight-asian="bold" style:font-weight-complex="bold"/>
    </style:style>
    <style:style style:name="T12" style:family="text">
      <style:text-properties officeooo:rsid="001faa66"/>
    </style:style>
    <style:style style:name="T13" style:family="text">
      <style:text-properties fo:font-size="12pt" officeooo:rsid="001faa66" style:font-size-asian="10.5pt" style:font-size-complex="12pt"/>
    </style:style>
    <style:style style:name="T14" style:family="text">
      <style:text-properties fo:font-size="12pt" officeooo:rsid="00205c08" style:font-size-asian="10.5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1319182508434556" text:style-name="L1">
        <text:list-header>
          <text:p text:style-name="P14"><text:span text:style-name="T1">Configurer le SSL avec Apache 2</text:span></text:p>
          <text:p text:style-name="P7"/>
          <text:p text:style-name="P8"> <text:span text:style-name="T3">Activer le module SSL d’Apache</text:span></text:p>
          <text:p text:style-name="P8"> Activer le site « <text:span text:style-name="Strong_20_Emphasis">default-ssl</text:span> » d’Apache</text:p>
        </text:list-header>
      </text:list>
      <text:p text:style-name="Text_20_body">Une fois que ces deux activations sont effectuées, il suffit de recharger Apache et le site sera accessible en <text:span text:style-name="Strong_20_Emphasis">HTTPS</text:span>. </text:p>
      <text:p text:style-name="Text_20_body"/>
      <text:p text:style-name="P1"><text:span text:style-name="T1">*a2enmod ssl</text:span></text:p>
      <text:p text:style-name="P1"><text:span text:style-name="T1">*a2ensite default-ssl</text:span></text:p>
      <text:p text:style-name="P1"><text:span text:style-name="T1">*service apache2 reload</text:span></text:p>
      <text:p text:style-name="P1"><text:span text:style-name="T1"/></text:p>
      <text:p text:style-name="P1"><text:span text:style-name="T1"><text:tab/></text:span><text:span text:style-name="T4">Génération des certificats</text:span></text:p>
      <text:p text:style-name="P1"><text:span text:style-name="T1"/></text:p>
      <text:p text:style-name="P1"><text:span text:style-name="T7">Afin de générer le certificat et sa clé </text:span><text:span text:style-name="T4">:</text:span></text:p>
      <text:p text:style-name="P1"><text:span text:style-name="T1"/></text:p>
      <text:p text:style-name="P1"><text:span text:style-name="T1">*</text:span>openssl req -new -x509 -nodes -out server.crt -keyout server.key</text:p>
      <text:p text:style-name="P1"><text:span text:style-name="T1"/></text:p>
      <text:p text:style-name="P1"><text:span text:style-name="T1">Pour finir on modifie les permissions sur la clé afin de ne pas autoriser la lecture par les « autres » mais uniquement par le propriétaire et le groupe propriétaire. </text:span></text:p>
      <text:p text:style-name="P1"><text:span text:style-name="T1"/></text:p>
      <text:p text:style-name="P1"><text:span text:style-name="T1">*chmod 440 /chemin/server.crt <text:s/>(à modifier donc)</text:span></text:p>
      <text:p text:style-name="P1"><text:span text:style-name="T1"/></text:p>
      <text:p text:style-name="P1"><text:span text:style-name="T1">Le certificat et la clé générés par défaut sont stockés dans « </text:span><text:span text:style-name="Strong_20_Emphasis"><text:span text:style-name="T1">/etc/ssl/certs</text:span></text:span><text:span text:style-name="T1"> » et « </text:span><text:span text:style-name="Strong_20_Emphasis"><text:span text:style-name="T1">/etc/ssl/private</text:span></text:span><text:span text:style-name="T1"> » mais si vous souhaitez stocker vos fichiers ailleurs, il faudra l’indiquer à Apache. Pour cela, éditez le fichier « </text:span><text:span text:style-name="Strong_20_Emphasis"><text:span text:style-name="T1">default-ssl</text:span></text:span><text:span text:style-name="T1"> » contenant la configuration du site SSL. Il se trouve ici : </text:span></text:p>
      <text:p text:style-name="P1"><text:span text:style-name="T1"/></text:p>
      <text:p text:style-name="P1"><text:span text:style-name="T1">/etc/apache2/sites-available/default-ssl</text:span></text:p>
      <text:p text:style-name="P1"><text:span text:style-name="T1"/></text:p>
      <text:p text:style-name="P1"><text:span text:style-name="T1">Modifiez ces deux options si nécessaire afin d’indiquer le chemin vers vos fichiers : </text:span></text:p>
      <text:p text:style-name="P1"><text:span text:style-name="T1"/></text:p>
      <text:p text:style-name="P1"><text:span text:style-name="T1">SSLCertificateFile</text:span></text:p>
      <text:p text:style-name="P1"><text:span text:style-name="T1">SSLCertificateFileKeyFile</text:span></text:p>
      <text:p text:style-name="P1"><text:span text:style-name="T1"/></text:p>
      <text:p text:style-name="P1"><text:span text:style-name="T1">Enregistrez puis quittez le fichier de configuration du site SSL. Ensuite, activez le module SSL et le site SSL : </text:span></text:p>
      <text:p text:style-name="P1"><text:span text:style-name="T1"/></text:p>
      <text:p text:style-name="P1"><text:span text:style-name="T1">*a2enmod ssl</text:span></text:p>
      <text:p text:style-name="P1"><text:span text:style-name="T1">*a2ensite default-ssl</text:span></text:p>
      <text:p text:style-name="P1"><text:span text:style-name="T1">*service apa</text:span><text:span text:style-name="T2">che2 reload</text:span></text:p>
      <text:p text:style-name="P1"><text:span text:style-name="T2"/></text:p>
      <text:p text:style-name="P1"><text:span text:style-name="T2"><text:tab/></text:span><text:span text:style-name="T5">Redirection HTTP vers HTTPS </text:span></text:p>
      <text:p text:style-name="P1"><text:span text:style-name="T5"/></text:p>
      <text:p text:style-name="P1"><text:span text:style-name="T5"/></text:p>
      <text:p text:style-name="P2"><text:span text:style-name="T9">modifier /etc/apache2/sites-available/default</text:span></text:p>
      <text:p text:style-name="P2"><text:span text:style-name="T9"/></text:p>
      <text:p text:style-name="P2"><text:span text:style-name="T9">Redirect permanant / </text:span><text:a xlink:type="simple" xlink:href="https://server.domain.fr/">https://server.domain.fr</text:a></text:p>
      <text:p text:style-name="P2"><text:span text:style-name="T9"/></text:p>
      <text:p text:style-name="P2"><text:span text:style-name="T9">Puis relancer le service</text:span></text:p>
      <text:p text:style-name="P2"><text:span text:style-name="T9"/></text:p>
      <text:p text:style-name="P2"><text:soft-page-break/><text:span text:style-name="T9"/></text:p>
      <text:p text:style-name="P4"><text:span text:style-name="T11">Limiter les informations visbles.</text:span></text:p>
      <text:p text:style-name="P3"><text:span text:style-name="T10"/></text:p>
      <text:p text:style-name="P9"><text:span text:style-name="T10">Limitez donc au maximum les informations fournies par Apache en procédant comme ceci: </text:span></text:p>
      <text:p text:style-name="Text_20_body"><text:s/><text:span text:style-name="T12">/</text:span>etc/apache2/conf.d/security </text:p>
      <text:p text:style-name="P3"><text:span text:style-name="T10"/></text:p>
      <text:p text:style-name="P19"><text:span text:style-name="T5">...</text:span></text:p>
      <text:p text:style-name="Preformatted_20_Text">ServerTokens Prod</text:p>
      <text:p text:style-name="Preformatted_20_Text">...</text:p>
      <text:p text:style-name="Preformatted_20_Text">ServerSignature Off</text:p>
      <text:p text:style-name="P22">...</text:p>
      <text:p text:style-name="P1"><text:bookmark text:name="Informations_PHP"/><text:span text:style-name="T8">Informations PHP</text:span></text:p>
      <text:p text:style-name="Text_20_body">Dans le fichier <text:span text:style-name="T6">/etc/php5/apache2/php.ini</text:span>, modifiez les options suivantes comme suit: </text:p>
      <text:p text:style-name="P1"><text:span text:style-name="T5"/></text:p>
      <text:p text:style-name="P19"><text:span text:style-name="T2">expose_php off</text:span></text:p>
      <text:p text:style-name="P1"><text:span text:style-name="T2"/></text:p>
      <text:h text:style-name="P24" text:outline-level="2"><text:bookmark text:name="Tout_interdire_par_d.C3.A9faut"/><text:span text:style-name="T2">Tout interdire par défaut</text:span></text:h>
      <text:p text:style-name="Text_20_body">Il est conseillé de procéder ainsi: </text:p>
      <text:list xml:id="list8194787580671020667" text:style-name="L3">
        <text:list-item>
          <text:p text:style-name="P16">Tout interdire par défaut; </text:p>
        </text:list-item>
        <text:list-item>
          <text:p text:style-name="P10">Autoriser selon ses besoins. </text:p>
        </text:list-item>
      </text:list>
      <text:p text:style-name="P1"><text:span text:style-name="T2"/></text:p>
      <text:p text:style-name="P19"><text:span text:style-name="T2">&lt;Directory /&gt;</text:span></text:p>
      <text:p text:style-name="Preformatted_20_Text"><text:s text:c="15"/>Order deny,allow</text:p>
      <text:p text:style-name="Preformatted_20_Text"><text:s text:c="15"/>Deny from all</text:p>
      <text:p text:style-name="P22"><text:s text:c="7"/>&lt;/Directory&gt;</text:p>
      <text:p text:style-name="P12"><text:span text:style-name="T2">Ensuite, il ne vous restera qu'à valider l'accès aux répertoires, selon vos besoins... </text:span></text:p>
      <text:list xml:id="list7194011721412924552" text:style-name="L4">
        <text:list-item>
          <text:p text:style-name="P17"><text:span text:style-name="T6">Order</text:span> précise dans quel ordre les directives 'deny' et 'allow' sont évaluées. </text:p>
        </text:list-item>
        <text:list-item>
          <text:p text:style-name="P11"><text:span text:style-name="T6">Deny from all</text:span> interdit l'accès depuis "tout". Avec cette directive, vous n'accédez plus au Serveur Apache. </text:p>
        </text:list-item>
      </text:list>
      <text:p text:style-name="P1"><text:span text:style-name="T2">Vous pourriez par exemple autoriser ici une (des) machine(s) de votre réseau dans laquelle vous avez confiance: </text:span></text:p>
      <text:p text:style-name="P19"><text:span text:style-name="T2"/></text:p>
      <text:p text:style-name="P19"><text:span text:style-name="T2">&lt;Directory /&gt;</text:span></text:p>
      <text:p text:style-name="Preformatted_20_Text"><text:s text:c="15"/>Order deny,allow</text:p>
      <text:p text:style-name="Preformatted_20_Text"><text:s text:c="15"/>Deny from all</text:p>
      <text:p text:style-name="Preformatted_20_Text"><text:s text:c="15"/>Allow from localhost</text:p>
      <text:p text:style-name="Preformatted_20_Text"><text:s text:c="15"/>Allow from sidlol.zehome.org</text:p>
      <text:p text:style-name="P22"><text:s text:c="7"/>&lt;/Directory&gt;</text:p>
      <text:h text:style-name="P24" text:outline-level="2"><text:bookmark text:name="Emp.C3.AAcher_le_parcours_des_r.C3.A9pertoires"/><text:span text:style-name="T2">Empêcher le parcours des répertoires</text:span></text:h>
      <text:p text:style-name="Text_20_body">Pour empêcher le parcours du répertoire racine du serveur Apache et de tous ses sous-répertoires, ajoutez l'option -Indexes: </text:p>
      <text:p text:style-name="P1"><text:span text:style-name="T2"/></text:p>
      <text:p text:style-name="P19"><text:span text:style-name="T2">&lt;Directory /&gt;</text:span></text:p>
      <text:p text:style-name="Preformatted_20_Text"><text:s text:c="2"/>Order Allow,Deny</text:p>
      <text:p text:style-name="Preformatted_20_Text"><text:s text:c="2"/>Allow from all</text:p>
      <text:p text:style-name="Preformatted_20_Text"><text:s text:c="2"/>Options -Indexes</text:p>
      <text:p text:style-name="P22"><text:soft-page-break/>&lt;/Directory&gt;</text:p>
      <text:h text:style-name="P24" text:outline-level="2"><text:bookmark text:name="Prot.C3.A9ger_vos_r.C3.A9pertoires_avec_un_mot_de_passe"/><text:span text:style-name="T2">Protéger vos répertoires avec un mot de passe</text:span></text:h>
      <text:p text:style-name="P5"><text:span text:style-name="T2"/></text:p>
      <text:p text:style-name="P20"><text:span text:style-name="T2">mkdir /var/www/admin</text:span></text:p>
      <text:p text:style-name="Preformatted_20_Text">cd /var/www/admin</text:p>
      <text:p text:style-name="Preformatted_20_Text">htpasswd -c .htpass admin</text:p>
      <text:p text:style-name="Preformatted_20_Text">New password: </text:p>
      <text:p text:style-name="Preformatted_20_Text">Re-type new password: </text:p>
      <text:p text:style-name="P22">Adding password for user admin</text:p>
      <text:p text:style-name="P5"><text:span text:style-name="T2"/></text:p>
      <text:p text:style-name="P20"><text:span text:style-name="T2">mkdir /var/www/test</text:span></text:p>
      <text:p text:style-name="P5"><text:span text:style-name="T2"/></text:p>
      <text:p text:style-name="P20"><text:span text:style-name="T2">/etc/apache2/sites-available/default</text:span></text:p>
      <text:p text:style-name="P5"><text:span text:style-name="T2"/></text:p>
      <text:p text:style-name="P20"><text:span text:style-name="T2">&lt;Directory /var/www/test&gt;</text:span></text:p>
      <text:p text:style-name="Preformatted_20_Text"><text:s text:c="15"/>AuthType Basic <text:s/></text:p>
      <text:p text:style-name="Preformatted_20_Text"><text:s text:c="15"/>AuthName "autorisation requise"</text:p>
      <text:p text:style-name="Preformatted_20_Text"><text:s text:c="15"/># (La ligne suivante est facultative)</text:p>
      <text:p text:style-name="Preformatted_20_Text"><text:s text:c="15"/>AuthBasicProvider file</text:p>
      <text:p text:style-name="Preformatted_20_Text"><text:s text:c="15"/>AuthUserFile /var/www/admin/.htpass <text:s text:c="12"/></text:p>
      <text:p text:style-name="Preformatted_20_Text"><text:s text:c="15"/>Require user admin</text:p>
      <text:p text:style-name="P22"><text:s text:c="7"/>&lt;/Directory&gt;</text:p>
      <text:p text:style-name="P6"><text:span text:style-name="T13">(</text:span><text:span text:style-name="T12">Rendez-vous à: </text:span><text:a xlink:type="simple" xlink:href="http://votre.domaine.tld/test"><text:span text:style-name="T12">http://votre.domaine.tld/test</text:span></text:a><text:span text:style-name="T12"> </text:span><text:span text:style-name="T13">)</text:span></text:p>
      <text:p text:style-name="P6"><text:span text:style-name="T13"/></text:p>
      <text:h text:style-name="P23" text:outline-level="2"><text:bookmark text:name="Filtrer_les_adresses_IP"/><text:span text:style-name="T12">Filtrer les adresses IP</text:span></text:h>
      <text:p text:style-name="P13"><text:span text:style-name="T13">N'autorisez pas l'accès de vos répertoire à n'importe qui... </text:span></text:p>
      <text:p text:style-name="Text_20_body">Vous pouvez choisir les adresses IP qui ont accès ou non à vos pages. Vous pouvez empêcher l'accès depuis toute autre ip que la vôtre à n'importe quel répertoire. </text:p>
      <text:p text:style-name="Text_20_body">Par exemple : autoriser l'accès seulement depuis votre poste: </text:p>
      <text:p text:style-name="P21"><text:span text:style-name="T13">Order Deny,Allow</text:span></text:p>
      <text:p text:style-name="Preformatted_20_Text">Deny from all</text:p>
      <text:p text:style-name="P22">Allow from 127.0.0.1</text:p>
      <text:p text:style-name="P13"><text:span text:style-name="T13">ou encore de votre réseau local: </text:span></text:p>
      <text:p text:style-name="Preformatted_20_Text">Order Deny,Allow</text:p>
      <text:p text:style-name="Preformatted_20_Text">Deny from all</text:p>
      <text:p text:style-name="P22">Allow from 10.9.8.0/22</text:p>
      <text:p text:style-name="Text_20_body">ou interdire une IP précise: </text:p>
      <text:p text:style-name="Preformatted_20_Text">Order Allow,Deny</text:p>
      <text:p text:style-name="Preformatted_20_Text">Allow from all</text:p>
      <text:p text:style-name="P22">Deny from 10.9.8.1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section text:style-name="Sect1" text:name="content-container">
        <text:section text:style-name="Sect1" text:name="content">
          <text:h text:style-name="P18" text:outline-level="1"><text:soft-page-break/>Authentification forte avec Apache et certificats délivrés par une PKI </text:h>
        </text:section>
      </text:section>
      <text:p text:style-name="P6"><text:span text:style-name="T13"/></text:p>
      <text:p text:style-name="P15"><text:span text:style-name="T14">Création d'une clé publique et privée</text:span></text:p>
      <text:p text:style-name="P15"><text:span text:style-name="T14"/></text:p>
      <text:p text:style-name="P15"><text:span text:style-name="T14">Avec Putty key generator, créer une clé en SSH2 (une DSA sera créée en parallèle)</text:span></text:p>
      <text:p text:style-name="P15"><text:span text:style-name="T14">Créer un fichier authorizedKey sur le serveur et mettre la clé publique dedans</text:span></text:p>
      <text:p text:style-name="P15"><text:span text:style-name="T14"/></text:p>
      <text:p text:style-name="P15"><text:span text:style-name="T14">Modifier le fichier <text:s/>/etc/ssh/sshd.config</text:span></text:p>
      <text:p text:style-name="P15"><text:span text:style-name="T14">password authentification : no</text:span></text:p>
      <text:p text:style-name="P15"><text:span text:style-name="T14">RSA authentifcation : yes</text:span></text:p>
      <text:p text:style-name="P15"><text:span text:style-name="T14">pubkeyauthentification : yes</text:span></text:p>
      <text:p text:style-name="P15"><text:span text:style-name="T14">AuthorizedKeyfile : « Le chemin de la clé publique »</text:span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0:54:16.14</meta:creation-date>
    <dc:date>2014-12-18T11:57:24.09</dc:date>
    <meta:editing-duration>PT47M37S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4" meta:paragraph-count="104" meta:word-count="597" meta:character-count="4260" meta:non-whitespace-character-count="3520"/>
  </office:meta>
</office:document-meta>
</file>